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7" style:family="table-cell" style:parent-style-name="Default" style:data-style-name="N60">
      <style:table-cell-properties fo:border="0.06pt solid #000000"/>
    </style:style>
    <style:style style:name="ce8" style:family="table-cell" style:parent-style-name="Default" style:data-style-name="N60"/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.5665in" svg:height="2.813in" svg:x="3.5555in" svg:y="0.5335in">
            <draw:object draw:notify-on-update-of-ranges="Sheet1.B3:Sheet1.B4 Sheet1.C3:Sheet1.C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.5484in" svg:height="2.8236in" svg:x="7.1185in" svg:y="0.5331in">
            <draw:object draw:notify-on-update-of-ranges="Sheet1.B5:Sheet1.B6 Sheet1.C5:Sheet1.C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3.5122in" svg:height="2.813in" svg:x="10.1028in" svg:y="0.5437in">
            <draw:object draw:notify-on-update-of-ranges="Sheet1.B7:Sheet1.B8 Sheet1.C7:Sheet1.C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ize</text:p>
          </table:table-cell>
          <table:table-cell table:style-name="ce1" office:value-type="string" calcext:value-type="string" table:number-columns-spanned="2" table:number-rows-spanned="1">
            <text:p>duration</text:p>
          </table:table-cell>
          <table:covered-table-cell table:style-name="ce2"/>
          <table:table-cell table:number-columns-repeated="10"/>
        </table:table-row>
        <table:table-row table:style-name="ro1">
          <table:covered-table-cell table:style-name="ce2"/>
          <table:table-cell table:style-name="ce1" office:value-type="string" calcext:value-type="string">
            <text:p>not parallel</text:p>
          </table:table-cell>
          <table:table-cell table:style-name="ce2" office:value-type="string" calcext:value-type="string">
            <text:p>parallel</text:p>
          </table:table-cell>
          <table:table-cell table:style-name="ce3"/>
          <table:table-cell table:number-columns-repeated="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7" office:value-type="float" office:value="0.000015946" calcext:value-type="float">
            <text:p>1.59E-005</text:p>
          </table:table-cell>
          <table:table-cell table:style-name="ce2" office:value-type="float" office:value="0.000750355" calcext:value-type="float">
            <text:p>0.000750355</text:p>
          </table:table-cell>
          <table:table-cell table:number-columns-repeated="10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00027933" calcext:value-type="float">
            <text:p>0.00027933</text:p>
          </table:table-cell>
          <table:table-cell table:style-name="ce2" office:value-type="float" office:value="0.00148338" calcext:value-type="float">
            <text:p>0.00148338</text:p>
          </table:table-cell>
          <table:table-cell table:number-columns-repeated="10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0.00402832" calcext:value-type="float">
            <text:p>0.00402832</text:p>
          </table:table-cell>
          <table:table-cell table:style-name="ce2" office:value-type="float" office:value="0.00860264" calcext:value-type="float">
            <text:p>0.00860264</text:p>
          </table:table-cell>
          <table:table-cell table:number-columns-repeated="10"/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0.0274014" calcext:value-type="float">
            <text:p>0.0274014</text:p>
          </table:table-cell>
          <table:table-cell table:style-name="ce2" office:value-type="float" office:value="0.0505386" calcext:value-type="float">
            <text:p>0.0505386</text:p>
          </table:table-cell>
          <table:table-cell table:number-columns-repeated="10"/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0.315562" calcext:value-type="float">
            <text:p>0.315562</text:p>
          </table:table-cell>
          <table:table-cell table:style-name="ce2" office:value-type="float" office:value="0.795571" calcext:value-type="float">
            <text:p>0.795571</text:p>
          </table:table-cell>
          <table:table-cell table:number-columns-repeated="10"/>
        </table:table-row>
        <table:table-row table:style-name="ro1">
          <table:table-cell table:style-name="ce2" office:value-type="float" office:value="10000000" calcext:value-type="float">
            <text:p>10000000</text:p>
          </table:table-cell>
          <table:table-cell table:style-name="ce2" office:value-type="float" office:value="4.70215" calcext:value-type="float">
            <text:p>4.70215</text:p>
          </table:table-cell>
          <table:table-cell table:style-name="ce2" office:value-type="float" office:value="9.00512" calcext:value-type="float">
            <text:p>9.00512</text:p>
          </table:table-cell>
          <table:table-cell table:number-columns-repeated="10"/>
        </table:table-row>
        <table:table-row table:style-name="ro1">
          <table:table-cell table:style-name="ce2" office:value-type="float" office:value="100000000" calcext:value-type="float">
            <text:p>100000000</text:p>
          </table:table-cell>
          <table:table-cell table:style-name="ce2" office:value-type="float" office:value="66.9078" calcext:value-type="float">
            <text:p>66.9078</text:p>
          </table:table-cell>
          <table:table-cell table:style-name="ce2" office:value-type="float" office:value="94.4488" calcext:value-type="float">
            <text:p>94.4488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3"/>
          <table:table-cell table:number-columns-repeated="12"/>
        </table:table-row>
        <table:table-row table:style-name="ro1">
          <table:table-cell table:style-name="ce4"/>
          <table:table-cell table:style-name="ce8"/>
          <table:table-cell table:number-columns-repeated="11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table:style-name="ce5" office:value-type="string" calcext:value-type="string" table:number-columns-spanned="13" table:number-rows-spanned="1">
            <text:p>Алгоритм сортування за Шеллом. Порівняння однопоточного та розпаралеленого алгоритмів. Паралельний алгоритм працює з використанням пула потоків та черги задач.</text:p>
          </table:table-cell>
          <table:covered-table-cell table:number-columns-repeated="12" table:style-name="ce9"/>
        </table:table-row>
        <table:table-row table:style-name="ro1">
          <table:table-cell table:style-name="ce6" office:value-type="string" calcext:value-type="string" table:number-columns-spanned="13" table:number-rows-spanned="1">
            <text:p>Кроки запропоновані Р.Седжвіком.</text:p>
          </table:table-cell>
          <table:covered-table-cell table:number-columns-repeated="12" table:style-name="ce9"/>
        </table:table-row>
        <table:table-row table:style-name="ro1">
          <table:table-cell table:style-name="ce5" office:value-type="string" calcext:value-type="string" table:number-columns-spanned="13" table:number-rows-spanned="1">
            <text:p>Розпаралелення даного алгоритму даним способом не є ефективним; уступає оригіналу в два рази по швидкості.</text:p>
          </table:table-cell>
          <table:covered-table-cell table:number-columns-repeated="12"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22:12:00.234609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5:19:45.689477383</meta:creation-date>
    <dc:date>2015-11-16T22:14:10.714774042</dc:date>
    <meta:editing-duration>PT8M</meta:editing-duration>
    <meta:editing-cycles>2</meta:editing-cycles>
    <meta:generator>LibreOffice/4.2.8.2$Linux_x86 LibreOffice_project/420m0$Build-2</meta:generator>
    <meta:document-statistic meta:table-count="1" meta:cell-count="2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14cm" svg:height="7.173cm" xlink:href=".." xlink:type="simple" chart:class="chart:bar" chart:style-name="ch1">
        <chart:legend chart:legend-position="end" svg:x="6.75cm" svg:y="3.038cm" style:legend-expansion="high" chart:style-name="ch2"/>
        <chart:plot-area chart:style-name="ch3" table:cell-range-address="Sheet1.B5:Sheet1.C6" svg:x="0.18cm" svg:y="0.143cm" svg:width="6.391cm" svg:height="6.887cm">
          <chartooo:coordinate-region svg:x="1.092cm" svg:y="0.343cm" svg:width="5.479cm" svg:height="6.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6" chart:class="chart:bar">
            <chart:data-point chart:repeated="2"/>
          </chart:series>
          <chart:series chart:style-name="ch8" chart:values-cell-range-address="Sheet1.C5:Sheet1.C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02832">
                <text:p>0.00402832</text:p>
                <draw:g>
                  <svg:desc>Sheet1.B5:Sheet1.B6</svg:desc>
                </draw:g>
              </table:table-cell>
              <table:table-cell office:value-type="float" office:value="0.00860264">
                <text:p>0.00860264</text:p>
                <draw:g>
                  <svg:desc>Sheet1.C5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4014">
                <text:p>0.0274014</text:p>
              </table:table-cell>
              <table:table-cell office:value-type="float" office:value="0.0505386">
                <text:p>0.05053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6cm" svg:height="7.146cm" xlink:href=".." xlink:type="simple" chart:class="chart:bar" chart:style-name="ch1">
        <chart:legend chart:legend-position="end" svg:x="6.796cm" svg:y="3.025cm" style:legend-expansion="high" chart:style-name="ch2"/>
        <chart:plot-area chart:style-name="ch3" table:cell-range-address="Sheet1.B3:Sheet1.C4" svg:x="0.181cm" svg:y="0.142cm" svg:width="6.435cm" svg:height="6.862cm">
          <chartooo:coordinate-region svg:x="1.464cm" svg:y="0.342cm" svg:width="5.152cm" svg:height="6.0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4" chart:class="chart:bar">
            <chart:data-point chart:repeated="2"/>
          </chart:series>
          <chart:series chart:style-name="ch8" chart:values-cell-range-address="Sheet1.C3:Sheet1.C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5946">
                <text:p>0.000015946</text:p>
                <draw:g>
                  <svg:desc>Sheet1.B3:Sheet1.B4</svg:desc>
                </draw:g>
              </table:table-cell>
              <table:table-cell office:value-type="float" office:value="0.000750355">
                <text:p>0.000750355</text:p>
                <draw:g>
                  <svg:desc>Sheet1.C3:Sheet1.C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7933">
                <text:p>0.00027933</text:p>
              </table:table-cell>
              <table:table-cell office:value-type="float" office:value="0.00148338">
                <text:p>0.001483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22cm" svg:height="7.146cm" xlink:href=".." xlink:type="simple" chart:class="chart:bar" chart:style-name="ch1">
        <chart:legend chart:legend-position="end" svg:x="6.658cm" svg:y="3.025cm" style:legend-expansion="high" chart:style-name="ch2"/>
        <chart:plot-area chart:style-name="ch3" table:cell-range-address="Sheet1.B7:Sheet1.C8" svg:x="0.178cm" svg:y="0.142cm" svg:width="6.303cm" svg:height="6.862cm">
          <chartooo:coordinate-region svg:x="0.799cm" svg:y="0.341cm" svg:width="5.682cm" svg:height="6.0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B8" chart:class="chart:bar">
            <chart:data-point chart:repeated="2"/>
          </chart:series>
          <chart:series chart:style-name="ch8" chart:values-cell-range-address="Sheet1.C7:Sheet1.C8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5562">
                <text:p>0.315562</text:p>
                <draw:g>
                  <svg:desc>Sheet1.B7:Sheet1.B8</svg:desc>
                </draw:g>
              </table:table-cell>
              <table:table-cell office:value-type="float" office:value="0.795571">
                <text:p>0.795571</text:p>
                <draw:g>
                  <svg:desc>Sheet1.C7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0215">
                <text:p>4.70215</text:p>
              </table:table-cell>
              <table:table-cell office:value-type="float" office:value="9.00512">
                <text:p>9.005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